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style:text-position="super 66.6%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style:text-position="super 66.6%"/>
    </style:style>
  </office:automatic-styles>
  <office:body>
    <office:text text:use-soft-page-breaks="true">
      <text:p text:style-name="P1"/>
      <text:p text:style-name="P2">Name ________________________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text:s text:c="6"/>PHY2048C, Quiz 1</text:span></text:p>
      <text:p text:style-name="Standard"/>
      <text:p text:style-name="P8">A- Read all the quiz once, or twice, before beginning to write. Make sure to comprehend all questions and start with those you<text:s/>feel<text:s/>most confident.</text:p>
      <text:p text:style-name="P9">B – Be clear and concise. There are no extra points for being verbose or writing extra.</text:p>
      <text:p text:style-name="P10">C –Only use the white pages that I will provide. You have 50 minutes to answer the quiz.</text:p>
      <text:p text:style-name="P11">---------------------------------------------------------------------------------------------------------------------------</text:p>
      <text:p text:style-name="Standard"/>
      <text:p text:style-name="Standard"><text:span text:style-name="T12">Problem 1</text:span></text:p>
      <text:p text:style-name="Standard"/>
      <text:p text:style-name="Standard">The brakes on your car can slow you at a rate of 5.2 m/s<text:span text:style-name="T13">2</text:span>. (a) If you are going I37 km/h and suddenly see a speed trap (a police car with a radar gun), what is the minimum time in which you can get your car under the 90 km/h speed limit? GPS app WAZE gives<text:s/>“police ahead” warning 500 m in advance. Assuming immediate reaction time of the driver, is that enough of a heads-up to get under the speed limit?</text:p>
      <text:p text:style-name="Standard"/>
      <text:p text:style-name="Standard"/>
      <text:p text:style-name="P14">Problem 2</text:p>
      <text:p text:style-name="Standard"/>
      <text:p text:style-name="Standard">A basket contains 75 brown eggs and some white eggs. Alice discovers that 15% of the total eggs are bad. From the bad eggs, 2/3 are white, and the 6 left are brown. (a) how many total eggs are there on the basket? (b) how many eggs are not bad?</text:p>
      <text:p text:style-name="Standard">Jimmy had 800 B/. more than Dayana. Jimmy gave ¼ of his money to Dayana, and the proportion between Jimmy’s and Dayana’s money is 5:7. (c) How much money did Jimmy gave to Dayana?</text:p>
      <text:p text:style-name="Standard"/>
      <text:p text:style-name="Standard"/>
      <text:p text:style-name="Standard"/>
      <text:p text:style-name="Standard"><text:span text:style-name="T15">Problem 3<text:s/></text:span>(From Halliday, Resnik, Walker)</text:p>
      <text:p text:style-name="Standard"/>
      <text:p text:style-name="Standard">Hydraulic engineers in the United States often use, as a unit of volume of water, the acre-foot, defined as the volume of water that will cover 1 acre of land to a depth of 1 ft. A severe thunderstorm dumped 2.0 tn. of rain in 30 min on a town of area 26 km<text:span text:style-name="T16">2</text:span>. What volume of water, in acre-feet, fell on the town (Hint: 1ft = 0.305 m | 1tn = 907. kg)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</dc:creator>
    <meta:creation-date>2024-12-11T11:21:00Z</meta:creation-date>
    <dc:date>2025-01-07T17:32:00Z</dc:date>
    <meta:template xlink:href="Normal" xlink:type="simple"/>
    <meta:editing-cycles>5</meta:editing-cycles>
    <meta:editing-duration>PT19860S</meta:editing-duration>
    <meta:document-statistic meta:page-count="1" meta:paragraph-count="3" meta:word-count="263" meta:character-count="1760" meta:row-count="12" meta:non-whitespace-character-count="1500"/>
  </office:meta>
</office:document-meta>
</file>